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svg:stroke-linecap="round" draw:fill="none" draw:fill-color="#ffffff" draw:textarea-vertical-align="middle" fo:min-height="1.22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svg:stroke-linecap="round" draw:fill="none" draw:fill-color="#ffffff" draw:textarea-vertical-align="middle" fo:min-height="1.732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fill-color="#000000" draw:textarea-horizontal-align="justify" draw:textarea-vertical-align="middle" draw:auto-grow-height="false" fo:min-height="0.11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fill-color="#000000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059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fill-color="#000000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826cm" svg:height="1.524cm" svg:x="8.62cm" svg:y="3.286cm">
          <draw:text-box>
            <text:p text:style-name="P1">path(DIR)</text:p>
          </draw:text-box>
        </draw:frame>
        <draw:frame draw:style-name="gr2" draw:text-style-name="P2" draw:layer="layout" svg:width="5.08cm" svg:height="2.032cm" svg:x="1cm" svg:y="4.81cm">
          <draw:text-box>
            <text:p text:style-name="P1">export</text:p>
          </draw:text-box>
        </draw:frame>
        <draw:connector draw:style-name="gr3" draw:text-style-name="P3" draw:layer="layout" draw:type="curve" svg:x1="6.588cm" svg:y1="5.826cm" svg:x2="8.62cm" svg:y2="4.048cm" draw:start-shape="id1" draw:start-glue-point="10" draw:end-shape="id2" draw:end-glue-point="3" svg:d="M6588 5826c1525 0 510-1778 2032-1778" svg:viewBox="0 0 2033 1779">
          <text:p/>
        </draw:connector>
        <draw:connector draw:style-name="gr3" draw:text-style-name="P3" draw:layer="layout" draw:type="curve" svg:x1="13.446cm" svg:y1="4.048cm" svg:x2="14.97cm" svg:y2="5.826cm" draw:start-shape="id2" draw:start-glue-point="1" draw:end-shape="id3" draw:end-glue-point="6" svg:d="M13446 4048c1143 0 381 1778 1524 1778" svg:viewBox="0 0 1525 1779">
          <text:p/>
        </draw:connector>
        <draw:custom-shape draw:style-name="gr4" draw:text-style-name="P4" xml:id="id3" draw:id="id3" draw:layer="layout" svg:width="0.508cm" svg:height="0.508cm" svg:x="14.97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" draw:id="id4" draw:layer="layout" svg:width="4.826cm" svg:height="1.524cm" svg:x="17.256cm" svg:y="3.286cm">
          <draw:text-box>
            <text:p text:style-name="P1">force</text:p>
          </draw:text-box>
        </draw:frame>
        <draw:connector draw:style-name="gr3" draw:text-style-name="P3" draw:layer="layout" draw:type="curve" svg:x1="15.478cm" svg:y1="5.826cm" svg:x2="17.256cm" svg:y2="4.048cm" draw:end-shape="id4" draw:end-glue-point="3" svg:d="M15478 5826c939 0 50-1778 1778-1778" svg:viewBox="0 0 1779 1779">
          <text:p/>
        </draw:connector>
        <draw:connector draw:style-name="gr3" draw:text-style-name="P3" draw:layer="layout" draw:type="curve" svg:x1="22.082cm" svg:y1="4.048cm" svg:x2="23.606cm" svg:y2="5.826cm" draw:start-shape="id4" draw:start-glue-point="1" draw:end-shape="id5" draw:end-glue-point="6" svg:d="M22082 4048c1143 0 381 1778 1524 1778" svg:viewBox="0 0 1525 1779">
          <text:p/>
        </draw:connector>
        <draw:connector draw:style-name="gr3" draw:text-style-name="P3" draw:layer="layout" draw:type="curve" svg:x1="15.478cm" svg:y1="5.826cm" svg:x2="23.606cm" svg:y2="5.826cm" draw:end-shape="id5" draw:end-glue-point="6" svg:d="M15478 5826h8128" svg:viewBox="0 0 8129 1">
          <text:p/>
        </draw:connector>
        <draw:custom-shape draw:style-name="gr5" draw:text-style-name="P4" xml:id="id5" draw:id="id5" draw:layer="layout" svg:width="0.508cm" svg:height="0.508cm" svg:x="23.60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6" draw:id="id6" draw:layer="layout" svg:width="4.826cm" svg:height="1.524cm" svg:x="25.892cm" svg:y="3.286cm">
          <draw:text-box>
            <text:p text:style-name="P1">test</text:p>
          </draw:text-box>
        </draw:frame>
        <draw:connector draw:style-name="gr3" draw:text-style-name="P3" draw:layer="layout" draw:type="curve" svg:x1="24.114cm" svg:y1="5.826cm" svg:x2="25.892cm" svg:y2="4.048cm" draw:end-shape="id6" draw:end-glue-point="3" svg:d="M24114 5826c939 0 50-1778 1778-1778" svg:viewBox="0 0 1779 1779">
          <text:p/>
        </draw:connector>
        <draw:connector draw:style-name="gr3" draw:text-style-name="P3" draw:layer="layout" draw:type="curve" svg:x1="30.718cm" svg:y1="4.048cm" svg:x2="32.242cm" svg:y2="5.826cm" draw:start-shape="id6" draw:start-glue-point="1" draw:end-shape="id7" draw:end-glue-point="6" svg:d="M30718 4048c1143 0 381 1778 1524 1778" svg:viewBox="0 0 1525 1779">
          <text:p/>
        </draw:connector>
        <draw:connector draw:style-name="gr3" draw:text-style-name="P3" draw:layer="layout" draw:type="curve" svg:x1="24.114cm" svg:y1="5.826cm" svg:x2="32.242cm" svg:y2="5.826cm" draw:end-shape="id7" draw:end-glue-point="6" svg:d="M24114 5826h8128" svg:viewBox="0 0 8129 1">
          <text:p/>
        </draw:connector>
        <draw:custom-shape draw:style-name="gr5" draw:text-style-name="P4" xml:id="id7" draw:id="id7" draw:layer="layout" svg:width="0.508cm" svg:height="0.508cm" svg:x="32.24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9" draw:id="id9" draw:layer="layout" svg:width="4.826cm" svg:height="1.524cm" svg:x="10.144cm" svg:y="14.462cm">
          <draw:text-box>
            <text:p text:style-name="P1">activate(TASK)</text:p>
          </draw:text-box>
        </draw:frame>
        <draw:frame draw:style-name="gr2" draw:text-style-name="P2" draw:layer="layout" svg:width="5.08cm" svg:height="2.032cm" svg:x="1cm" svg:y="14.208cm">
          <draw:text-box>
            <text:p text:style-name="P1">task</text:p>
          </draw:text-box>
        </draw:frame>
        <draw:connector draw:style-name="gr3" draw:text-style-name="P3" draw:layer="layout" draw:type="curve" svg:x1="6.588cm" svg:y1="15.224cm" svg:x2="10.144cm" svg:y2="15.224cm" draw:start-shape="id8" draw:start-glue-point="10" draw:end-shape="id9" draw:end-glue-point="3" svg:d="M6588 15224h3556" svg:viewBox="0 0 3557 1">
          <text:p/>
        </draw:connector>
        <draw:connector draw:style-name="gr3" draw:text-style-name="P3" draw:layer="layout" draw:type="curve" svg:x1="14.97cm" svg:y1="15.224cm" svg:x2="17.002cm" svg:y2="12.176cm" draw:start-shape="id9" draw:start-glue-point="1" draw:end-shape="id10" draw:end-glue-point="6" svg:d="M14970 15224c1524 0 508-3048 2032-3048" svg:viewBox="0 0 2033 3049">
          <text:p/>
        </draw:connector>
        <draw:connector draw:style-name="gr3" draw:text-style-name="P3" draw:layer="layout" draw:type="curve" svg:x1="6.588cm" svg:y1="15.224cm" svg:x2="8.366cm" svg:y2="12.176cm" draw:start-shape="id8" draw:start-glue-point="10" draw:end-shape="id11" draw:end-glue-point="6" svg:d="M6588 15224c1335 0 446-3048 1778-3048" svg:viewBox="0 0 1779 3049">
          <text:p/>
        </draw:connector>
        <draw:custom-shape draw:style-name="gr6" draw:text-style-name="P5" xml:id="id19" draw:id="id19" draw:layer="layout" svg:width="0.508cm" svg:height="0.508cm" svg:x="27.162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" draw:id="id10" draw:layer="layout" svg:width="0.508cm" svg:height="0.508cm" svg:x="17.002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12" draw:id="id12" draw:layer="layout" svg:width="4.826cm" svg:height="1.524cm" svg:x="10.144cm" svg:y="12.684cm">
          <draw:text-box>
            <text:p text:style-name="P1">create(TASK)</text:p>
          </draw:text-box>
        </draw:frame>
        <draw:connector draw:style-name="gr3" draw:text-style-name="P3" draw:layer="layout" draw:type="curve" svg:x1="10.144cm" svg:y1="13.446cm" svg:x2="6.588cm" svg:y2="15.224cm" draw:start-shape="id12" draw:start-glue-point="3" draw:end-shape="id8" draw:end-glue-point="10" svg:d="M10144 13446c-2665 0-888 1778-3556 1778" svg:viewBox="0 0 3557 1779">
          <text:p/>
        </draw:connector>
        <draw:connector draw:style-name="gr3" draw:text-style-name="P3" draw:layer="layout" draw:type="curve" svg:x1="14.97cm" svg:y1="13.446cm" svg:x2="17.002cm" svg:y2="12.176cm" draw:start-shape="id12" draw:start-glue-point="1" draw:end-shape="id10" draw:end-glue-point="6" svg:d="M14970 13446c1524 0 508-1270 2032-1270" svg:viewBox="0 0 2033 1271">
          <text:p/>
        </draw:connector>
        <draw:frame draw:style-name="gr1" draw:text-style-name="P2" xml:id="id13" draw:id="id13" draw:layer="layout" svg:width="4.826cm" svg:height="1.524cm" svg:x="10.144cm" svg:y="9.89cm">
          <draw:text-box>
            <text:p text:style-name="P1">short</text:p>
          </draw:text-box>
        </draw:frame>
        <draw:connector draw:style-name="gr3" draw:text-style-name="P3" draw:layer="layout" draw:type="curve" svg:x1="8.874cm" svg:y1="12.176cm" svg:x2="10.144cm" svg:y2="10.652cm" draw:start-shape="id11" draw:start-glue-point="10" draw:end-shape="id13" draw:end-glue-point="3" svg:d="M8874 12176c954 0 319-1524 1270-1524" svg:viewBox="0 0 1271 1525">
          <text:p/>
        </draw:connector>
        <draw:connector draw:style-name="gr3" draw:text-style-name="P3" draw:layer="layout" draw:type="curve" svg:x1="14.97cm" svg:y1="10.652cm" svg:x2="17.002cm" svg:y2="12.176cm" draw:start-shape="id13" draw:start-glue-point="1" draw:end-shape="id10" draw:end-glue-point="6" svg:d="M14970 10652c1524 0 508 1524 2032 1524" svg:viewBox="0 0 2033 1525">
          <text:p/>
        </draw:connector>
        <draw:frame draw:style-name="gr1" draw:text-style-name="P2" xml:id="id15" draw:id="id15" draw:layer="layout" svg:width="4.826cm" svg:height="1.524cm" svg:x="10.144cm" svg:y="16.24cm">
          <draw:text-box>
            <text:p text:style-name="P1">Raw-import</text:p>
          </draw:text-box>
        </draw:frame>
        <draw:connector draw:style-name="gr3" draw:text-style-name="P3" draw:layer="layout" draw:type="curve" svg:x1="6.588cm" svg:y1="15.224cm" svg:x2="8.62cm" svg:y2="18.018cm" draw:start-shape="id8" draw:start-glue-point="10" draw:end-shape="id14" draw:end-glue-point="6" svg:d="M6588 15224c1525 0 510 2794 2032 2794" svg:viewBox="0 0 2033 2795">
          <text:p/>
        </draw:connector>
        <draw:connector draw:style-name="gr3" draw:text-style-name="P3" draw:layer="layout" draw:type="curve" svg:x1="14.97cm" svg:y1="17.002cm" svg:x2="17.002cm" svg:y2="18.018cm" draw:start-shape="id15" draw:start-glue-point="1" draw:end-shape="id16" draw:end-glue-point="6" svg:d="M14970 17002c1524 0 508 1016 2032 1016" svg:viewBox="0 0 2033 1017">
          <text:p/>
        </draw:connector>
        <draw:frame draw:style-name="gr1" draw:text-style-name="P2" xml:id="id17" draw:id="id17" draw:layer="layout" svg:width="4.826cm" svg:height="1.524cm" svg:x="18.78cm" svg:y="15.986cm">
          <draw:text-box>
            <text:p text:style-name="P1">test</text:p>
          </draw:text-box>
        </draw:frame>
        <draw:connector draw:style-name="gr3" draw:text-style-name="P3" draw:layer="layout" draw:type="curve" svg:x1="17.51cm" svg:y1="18.018cm" svg:x2="18.78cm" svg:y2="16.748cm" draw:end-shape="id17" draw:end-glue-point="3" svg:d="M17510 18018c558 0-77-1270 1270-1270" svg:viewBox="0 0 1271 1271">
          <text:p/>
        </draw:connector>
        <draw:connector draw:style-name="gr3" draw:text-style-name="P3" draw:layer="layout" draw:type="curve" svg:x1="23.606cm" svg:y1="16.748cm" svg:x2="24.876cm" svg:y2="18.018cm" draw:start-shape="id17" draw:start-glue-point="1" draw:end-shape="id18" draw:end-glue-point="6" svg:d="M23606 16748c952 0 318 1270 1270 1270" svg:viewBox="0 0 1271 1271">
          <text:p/>
        </draw:connector>
        <draw:custom-shape draw:style-name="gr6" draw:text-style-name="P5" xml:id="id16" draw:id="id16" draw:layer="layout" svg:width="0.508cm" svg:height="0.508cm" svg:x="17.002cm" svg:y="17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7.51cm" svg:y1="18.018cm" svg:x2="24.876cm" svg:y2="18.018cm" draw:end-shape="id18" draw:end-glue-point="6" svg:d="M17510 18018h7366" svg:viewBox="0 0 7367 1">
          <text:p/>
        </draw:connector>
        <draw:custom-shape draw:style-name="gr6" draw:text-style-name="P5" xml:id="id18" draw:id="id18" draw:layer="layout" svg:width="0.508cm" svg:height="0.508cm" svg:x="24.87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27.162cm" svg:y1="15.224cm" svg:x2="25.384cm" svg:y2="18.018cm" draw:start-shape="id19" draw:start-glue-point="6" draw:end-shape="id18" draw:end-glue-point="10" svg:d="M27162 15224c-1332 0-443 2794-1778 2794" svg:viewBox="0 0 1779 2795">
          <text:p/>
        </draw:connector>
        <draw:frame draw:style-name="gr1" draw:text-style-name="P2" xml:id="id20" draw:id="id20" draw:layer="layout" svg:width="4.826cm" svg:height="1.524cm" svg:x="10.144cm" svg:y="18.018cm">
          <draw:text-box>
            <text:p text:style-name="P1">Fill-final</text:p>
          </draw:text-box>
        </draw:frame>
        <draw:connector draw:style-name="gr3" draw:text-style-name="P3" draw:layer="layout" draw:type="curve" svg:x1="9.128cm" svg:y1="18.018cm" svg:x2="10.144cm" svg:y2="18.78cm" draw:start-shape="id14" draw:start-glue-point="10" draw:end-shape="id20" draw:end-glue-point="3" svg:d="M9128 18018c763 0 256 762 1016 762" svg:viewBox="0 0 1017 763">
          <text:p/>
        </draw:connector>
        <draw:connector draw:style-name="gr3" draw:text-style-name="P3" draw:layer="layout" draw:type="curve" svg:x1="14.97cm" svg:y1="18.78cm" svg:x2="17.002cm" svg:y2="18.018cm" draw:start-shape="id20" draw:start-glue-point="1" draw:end-shape="id16" draw:end-glue-point="6" svg:d="M14970 18780c1524 0 508-762 2032-762" svg:viewBox="0 0 2033 763">
          <text:p/>
        </draw:connector>
        <draw:custom-shape draw:style-name="gr6" draw:text-style-name="P5" xml:id="id14" draw:id="id14" draw:layer="layout" svg:width="0.508cm" svg:height="0.508cm" svg:x="8.62cm" svg:y="17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" draw:id="id1" draw:layer="layout" svg:width="0.508cm" svg:height="0.508cm" svg:x="6.0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0.508cm" svg:height="0.508cm" svg:x="6.08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128cm" svg:y1="18.018cm" svg:x2="10.144cm" svg:y2="17.002cm" draw:start-shape="id14" draw:start-glue-point="10" draw:end-shape="id15" draw:end-glue-point="3" svg:d="M9128 18018c763 0 256-1016 1016-1016" svg:viewBox="0 0 1017 1017">
          <text:p/>
        </draw:connector>
        <draw:custom-shape draw:style-name="gr6" draw:text-style-name="P5" xml:id="id11" draw:id="id11" draw:layer="layout" svg:width="0.508cm" svg:height="0.508cm" svg:x="8.366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12.176cm" svg:x2="17.002cm" svg:y2="12.176cm" draw:end-shape="id10" draw:end-glue-point="6" svg:d="M8874 12176h8128" svg:viewBox="0 0 8129 1">
          <text:p/>
        </draw:connector>
        <draw:connector draw:style-name="gr3" draw:text-style-name="P3" draw:layer="layout" draw:type="curve" svg:x1="17.51cm" svg:y1="12.176cm" svg:x2="27.162cm" svg:y2="15.224cm" draw:end-shape="id19" draw:end-glue-point="6" svg:d="M17510 12176c6844 0 2019 3048 9652 3048" svg:viewBox="0 0 9653 3049">
          <text:p/>
        </draw:connector>
        <draw:frame draw:style-name="gr1" draw:text-style-name="P2" xml:id="id22" draw:id="id22" draw:layer="layout" svg:width="4.826cm" svg:height="1.524cm" svg:x="8.366cm" svg:y="22.844cm">
          <draw:text-box>
            <text:p text:style-name="P1">([COMMAND])</text:p>
          </draw:text-box>
        </draw:frame>
        <draw:frame draw:style-name="gr2" draw:text-style-name="P2" draw:layer="layout" svg:width="5.08cm" svg:height="2.032cm" svg:x="1cm" svg:y="22.59cm">
          <draw:text-box>
            <text:p text:style-name="P1">help / man</text:p>
          </draw:text-box>
        </draw:frame>
        <draw:connector draw:style-name="gr3" draw:text-style-name="P3" draw:layer="layout" draw:type="curve" svg:x1="6.588cm" svg:y1="23.606cm" svg:x2="8.366cm" svg:y2="23.606cm" draw:start-shape="id21" draw:start-glue-point="10" draw:end-shape="id22" draw:end-glue-point="3" svg:d="M6588 23606h1778" svg:viewBox="0 0 1779 1">
          <text:p/>
        </draw:connector>
        <draw:connector draw:style-name="gr3" draw:text-style-name="P3" draw:layer="layout" draw:type="curve" svg:x1="13.192cm" svg:y1="23.606cm" svg:x2="14.97cm" svg:y2="23.606cm" draw:start-shape="id22" draw:start-glue-point="1" draw:end-shape="id23" draw:end-glue-point="6" svg:d="M13192 23606h1778" svg:viewBox="0 0 1779 1">
          <text:p/>
        </draw:connector>
        <draw:custom-shape draw:style-name="gr5" draw:text-style-name="P4" xml:id="id23" draw:id="id23" draw:layer="layout" svg:width="0.508cm" svg:height="0.508cm" svg:x="14.97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1" draw:id="id21" draw:layer="layout" svg:width="0.508cm" svg:height="0.508cm" svg:x="6.08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5" draw:id="id25" draw:layer="layout" svg:width="4.826cm" svg:height="1.524cm" svg:x="8.62cm" svg:y="27.416cm">
          <draw:text-box>
            <text:p text:style-name="P1">path(DIR)</text:p>
          </draw:text-box>
        </draw:frame>
        <draw:frame draw:style-name="gr2" draw:text-style-name="P2" draw:layer="layout" svg:width="5.08cm" svg:height="2.032cm" svg:x="1cm" svg:y="28.94cm">
          <draw:text-box>
            <text:p text:style-name="P1">backup</text:p>
          </draw:text-box>
        </draw:frame>
        <draw:connector draw:style-name="gr3" draw:text-style-name="P3" draw:layer="layout" draw:type="curve" svg:x1="6.588cm" svg:y1="29.956cm" svg:x2="8.62cm" svg:y2="28.178cm" draw:start-shape="id24" draw:start-glue-point="10" draw:end-shape="id25" draw:end-glue-point="3" svg:d="M6588 29956c1525 0 510-1778 2032-1778" svg:viewBox="0 0 2033 1779">
          <text:p/>
        </draw:connector>
        <draw:connector draw:style-name="gr3" draw:text-style-name="P3" draw:layer="layout" draw:type="curve" svg:x1="13.446cm" svg:y1="28.178cm" svg:x2="14.97cm" svg:y2="29.956cm" draw:start-shape="id25" draw:start-glue-point="1" draw:end-shape="id26" draw:end-glue-point="6" svg:d="M13446 28178c1143 0 381 1778 1524 1778" svg:viewBox="0 0 1525 1779">
          <text:p/>
        </draw:connector>
        <draw:custom-shape draw:style-name="gr5" draw:text-style-name="P4" xml:id="id26" draw:id="id26" draw:layer="layout" svg:width="0.508cm" svg:height="0.508cm" svg:x="14.97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7" draw:id="id27" draw:layer="layout" svg:width="4.826cm" svg:height="1.524cm" svg:x="17.256cm" svg:y="27.416cm">
          <draw:text-box>
            <text:p text:style-name="P1">test</text:p>
          </draw:text-box>
        </draw:frame>
        <draw:connector draw:style-name="gr3" draw:text-style-name="P3" draw:layer="layout" draw:type="curve" svg:x1="15.478cm" svg:y1="29.956cm" svg:x2="17.256cm" svg:y2="28.178cm" draw:end-shape="id27" draw:end-glue-point="3" svg:d="M15478 29956c939 0 50-1778 1778-1778" svg:viewBox="0 0 1779 1779">
          <text:p/>
        </draw:connector>
        <draw:connector draw:style-name="gr3" draw:text-style-name="P3" draw:layer="layout" draw:type="curve" svg:x1="22.082cm" svg:y1="28.178cm" svg:x2="23.606cm" svg:y2="29.956cm" draw:start-shape="id27" draw:start-glue-point="1" draw:end-shape="id28" draw:end-glue-point="6" svg:d="M22082 28178c1143 0 381 1778 1524 1778" svg:viewBox="0 0 1525 1779">
          <text:p/>
        </draw:connector>
        <draw:connector draw:style-name="gr3" draw:text-style-name="P3" draw:layer="layout" draw:type="curve" svg:x1="15.478cm" svg:y1="29.956cm" svg:x2="23.606cm" svg:y2="29.956cm" draw:end-shape="id28" draw:end-glue-point="6" svg:d="M15478 29956h8128" svg:viewBox="0 0 8129 1">
          <text:p/>
        </draw:connector>
        <draw:custom-shape draw:style-name="gr5" draw:text-style-name="P4" xml:id="id28" draw:id="id28" draw:layer="layout" svg:width="0.508cm" svg:height="0.508cm" svg:x="23.606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4" draw:id="id24" draw:layer="layout" svg:width="0.508cm" svg:height="0.508cm" svg:x="6.08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30" draw:id="id30" draw:layer="layout" svg:width="4.826cm" svg:height="1.524cm" svg:x="10.652cm" svg:y="33.004cm">
          <draw:text-box>
            <text:p text:style-name="P1">list</text:p>
          </draw:text-box>
        </draw:frame>
        <draw:frame draw:style-name="gr2" draw:text-style-name="P2" draw:layer="layout" svg:width="5.08cm" svg:height="2.032cm" svg:x="1cm" svg:y="36.052cm">
          <draw:text-box>
            <text:p text:style-name="P1">config</text:p>
          </draw:text-box>
        </draw:frame>
        <draw:connector draw:style-name="gr3" draw:text-style-name="P3" draw:layer="layout" draw:type="curve" svg:x1="8.726cm" svg:y1="35.544cm" svg:x2="10.652cm" svg:y2="33.766cm" draw:start-shape="id29" draw:start-glue-point="10" draw:end-shape="id30" draw:end-glue-point="3" svg:d="M8726 35544c1446 0 483-1778 1926-1778" svg:viewBox="0 0 1927 1779">
          <text:p/>
        </draw:connector>
        <draw:connector draw:style-name="gr3" draw:text-style-name="P3" draw:layer="layout" draw:type="curve" svg:x1="15.478cm" svg:y1="33.766cm" svg:x2="17.256cm" svg:y2="35.545cm" draw:start-shape="id30" draw:start-glue-point="1" draw:end-shape="id31" draw:end-glue-point="6" svg:d="M15478 33766c1333 0 445 1779 1778 1779" svg:viewBox="0 0 1779 1780">
          <text:p/>
        </draw:connector>
        <draw:custom-shape draw:style-name="gr5" draw:text-style-name="P4" xml:id="id35" draw:id="id35" draw:layer="layout" svg:width="0.508cm" svg:height="0.508cm" svg:x="17.256cm" svg:y="3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-0.255cm" svg:x1="17.764cm" svg:y1="35.545cm" svg:x2="22.336cm" svg:y2="37.068cm" draw:start-shape="id31" draw:start-glue-point="10" draw:end-shape="id32" draw:end-glue-point="6" svg:d="M17764 35545c3048 0 762 1523 4572 1523" svg:viewBox="0 0 4573 1524">
          <text:p/>
        </draw:connector>
        <draw:custom-shape draw:style-name="gr5" draw:text-style-name="P4" xml:id="id32" draw:id="id32" draw:layer="layout" svg:width="0.508cm" svg:height="0.508cm" svg:x="22.336cm" svg:y="36.8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33" draw:id="id33" draw:layer="layout" svg:width="0.508cm" svg:height="0.508cm" svg:x="6.08cm" svg:y="3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34" draw:id="id34" draw:layer="layout" svg:width="4.826cm" svg:height="1.524cm" svg:x="10.25cm" svg:y="36.306cm">
          <draw:text-box>
            <text:p text:style-name="P1">delete</text:p>
          </draw:text-box>
        </draw:frame>
        <draw:connector draw:style-name="gr3" draw:text-style-name="P3" draw:layer="layout" draw:type="curve" svg:x1="6.588cm" svg:y1="37.068cm" svg:x2="10.25cm" svg:y2="37.068cm" draw:start-shape="id33" draw:start-glue-point="10" draw:end-shape="id34" draw:end-glue-point="3" svg:d="M6588 37068h3662" svg:viewBox="0 0 3663 1">
          <text:p/>
        </draw:connector>
        <draw:connector draw:style-name="gr3" draw:text-style-name="P3" draw:layer="layout" draw:type="curve" svg:x1="15.076cm" svg:y1="37.068cm" svg:x2="17.256cm" svg:y2="37.068cm" draw:start-shape="id34" draw:start-glue-point="1" draw:end-shape="id35" draw:end-glue-point="6" svg:d="M15076 37068h2180" svg:viewBox="0 0 2181 1">
          <text:p/>
        </draw:connector>
        <draw:connector draw:style-name="gr3" draw:text-style-name="P3" draw:layer="layout" draw:type="curve" svg:x1="8.726cm" svg:y1="35.544cm" svg:x2="17.256cm" svg:y2="35.545cm" draw:start-shape="id29" draw:start-glue-point="10" draw:end-shape="id31" draw:end-glue-point="6" svg:d="M8726 35544c6399 0 2134 1 8530 1" svg:viewBox="0 0 8531 2">
          <text:p/>
        </draw:connector>
        <draw:frame draw:style-name="gr1" draw:text-style-name="P2" xml:id="id36" draw:id="id36" draw:layer="layout" svg:width="4.826cm" svg:height="1.524cm" svg:x="10.25cm" svg:y="38.338cm">
          <draw:text-box>
            <text:p text:style-name="P1">set</text:p>
          </draw:text-box>
        </draw:frame>
        <draw:connector draw:style-name="gr3" draw:text-style-name="P3" draw:layer="layout" draw:type="curve" svg:x1="6.588cm" svg:y1="37.068cm" svg:x2="8.218cm" svg:y2="35.544cm" draw:start-shape="id33" draw:start-glue-point="10" draw:end-shape="id29" draw:end-glue-point="6" svg:d="M6588 37068c1224 0 409-1524 1630-1524" svg:viewBox="0 0 1631 1525">
          <text:p/>
        </draw:connector>
        <draw:connector draw:style-name="gr3" draw:text-style-name="P3" draw:layer="layout" draw:type="curve" svg:x1="15.076cm" svg:y1="39.1cm" svg:x2="17.256cm" svg:y2="37.068cm" draw:start-shape="id36" draw:start-glue-point="1" draw:end-shape="id35" draw:end-glue-point="6" svg:d="M15076 39100c1635 0 545-2032 2180-2032" svg:viewBox="0 0 2181 2033">
          <text:p/>
        </draw:connector>
        <draw:custom-shape draw:style-name="gr6" draw:text-style-name="P5" xml:id="id29" draw:id="id29" draw:layer="layout" svg:width="0.508cm" svg:height="0.508cm" svg:x="8.218cm" svg:y="3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588cm" svg:y1="37.068cm" svg:x2="10.25cm" svg:y2="39.1cm" draw:end-shape="id36" draw:end-glue-point="3" svg:d="M6588 37068c2352 0 521 2032 3662 2032" svg:viewBox="0 0 3663 2033">
          <text:p/>
        </draw:connector>
        <draw:custom-shape draw:style-name="gr7" draw:text-style-name="P5" xml:id="id31" draw:id="id31" draw:layer="layout" svg:width="0.508cm" svg:height="0.507cm" svg:x="17.256cm" svg:y="35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7.764cm" svg:y1="37.068cm" svg:x2="22.336cm" svg:y2="37.068cm" draw:start-shape="id35" draw:start-glue-point="10" svg:d="M17764 37068h4572" svg:viewBox="0 0 4573 1">
          <text:p/>
        </draw:connector>
        <draw:frame draw:style-name="gr1" draw:text-style-name="P2" xml:id="id38" draw:id="id38" draw:layer="layout" svg:width="4.826cm" svg:height="1.524cm" svg:x="17.764cm" svg:y="41.894cm">
          <draw:text-box>
            <text:p text:style-name="P1">force</text:p>
          </draw:text-box>
        </draw:frame>
        <draw:frame draw:style-name="gr2" draw:text-style-name="P2" draw:layer="layout" svg:width="5.08cm" svg:height="2.032cm" svg:x="1cm" svg:y="43.418cm">
          <draw:text-box>
            <text:p text:style-name="P1">init</text:p>
          </draw:text-box>
        </draw:frame>
        <draw:connector draw:style-name="gr3" draw:text-style-name="P3" draw:layer="layout" draw:type="curve" svg:x1="15.732cm" svg:y1="44.434cm" svg:x2="17.764cm" svg:y2="42.656cm" draw:start-shape="id37" draw:start-glue-point="10" draw:end-shape="id38" draw:end-glue-point="3" svg:d="M15732 44434c1525 0 510-1778 2032-1778" svg:viewBox="0 0 2033 1779">
          <text:p/>
        </draw:connector>
        <draw:connector draw:style-name="gr3" draw:text-style-name="P3" draw:layer="layout" draw:type="curve" svg:x1="22.59cm" svg:y1="42.656cm" svg:x2="24.114cm" svg:y2="44.434cm" draw:start-shape="id38" draw:start-glue-point="1" draw:end-shape="id39" draw:end-glue-point="6" svg:d="M22590 42656c1143 0 381 1778 1524 1778" svg:viewBox="0 0 1525 1779">
          <text:p/>
        </draw:connector>
        <draw:custom-shape draw:style-name="gr5" draw:text-style-name="P4" xml:id="id39" draw:id="id39" draw:layer="layout" svg:width="0.508cm" svg:height="0.508cm" svg:x="24.114cm" svg:y="4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6.08cm" svg:y="4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0" draw:id="id40" draw:layer="layout" svg:width="4.826cm" svg:height="1.524cm" svg:x="8.874cm" svg:y="43.672cm">
          <draw:text-box>
            <text:p text:style-name="P1">(NAME)</text:p>
          </draw:text-box>
        </draw:frame>
        <draw:connector draw:style-name="gr3" draw:text-style-name="P3" draw:layer="layout" draw:type="curve" svg:x1="24.114cm" svg:y1="44.434cm" svg:x2="15.732cm" svg:y2="44.434cm" draw:start-shape="id39" draw:start-glue-point="6" draw:end-shape="id37" draw:end-glue-point="10" svg:d="M24114 44434h-8382" svg:viewBox="0 0 8383 1">
          <text:p/>
        </draw:connector>
        <draw:custom-shape draw:style-name="gr8" draw:text-style-name="P4" xml:id="id37" draw:id="id37" draw:layer="layout" svg:width="0.508cm" svg:height="0.508cm" svg:x="15.224cm" svg:y="44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44.434cm" svg:x2="6.588cm" svg:y2="44.434cm" draw:start-shape="id40" draw:start-glue-point="3" svg:d="M8874 44434h-2286" svg:viewBox="0 0 2287 1">
          <text:p/>
        </draw:connector>
        <draw:connector draw:style-name="gr3" draw:text-style-name="P3" draw:layer="layout" draw:type="curve" svg:x1="15.224cm" svg:y1="44.434cm" svg:x2="13.7cm" svg:y2="44.434cm" draw:end-shape="id40" draw:end-glue-point="1" svg:d="M15224 44434h-1524" svg:viewBox="0 0 1525 1">
          <text:p/>
        </draw:connector>
        <draw:frame draw:style-name="gr1" draw:text-style-name="P2" xml:id="id42" draw:id="id42" draw:layer="layout" svg:width="4.826cm" svg:height="1.524cm" svg:x="17.764cm" svg:y="46.72cm">
          <draw:text-box>
            <text:p text:style-name="P1">short</text:p>
          </draw:text-box>
        </draw:frame>
        <draw:frame draw:style-name="gr2" draw:text-style-name="P2" draw:layer="layout" svg:width="5.08cm" svg:height="2.032cm" svg:x="1cm" svg:y="48.244cm">
          <draw:text-box>
            <text:p text:style-name="P1">show</text:p>
          </draw:text-box>
        </draw:frame>
        <draw:connector draw:style-name="gr3" draw:text-style-name="P3" draw:layer="layout" draw:type="curve" svg:x1="15.732cm" svg:y1="49.26cm" svg:x2="17.764cm" svg:y2="47.482cm" draw:start-shape="id41" draw:start-glue-point="10" draw:end-shape="id42" draw:end-glue-point="3" svg:d="M15732 49260c1525 0 510-1778 2032-1778" svg:viewBox="0 0 2033 1779">
          <text:p/>
        </draw:connector>
        <draw:connector draw:style-name="gr3" draw:text-style-name="P3" draw:layer="layout" draw:type="curve" svg:x1="22.59cm" svg:y1="47.482cm" svg:x2="24.114cm" svg:y2="49.26cm" draw:start-shape="id42" draw:start-glue-point="1" draw:end-shape="id43" draw:end-glue-point="6" svg:d="M22590 47482c1143 0 381 1778 1524 1778" svg:viewBox="0 0 1525 1779">
          <text:p/>
        </draw:connector>
        <draw:custom-shape draw:style-name="gr5" draw:text-style-name="P4" xml:id="id43" draw:id="id43" draw:layer="layout" svg:width="0.508cm" svg:height="0.508cm" svg:x="24.114cm" svg:y="4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6.08cm" svg:y="4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4" draw:id="id44" draw:layer="layout" svg:width="4.826cm" svg:height="1.524cm" svg:x="8.874cm" svg:y="48.498cm">
          <draw:text-box>
            <text:p text:style-name="P1">(NAME)</text:p>
          </draw:text-box>
        </draw:frame>
        <draw:connector draw:style-name="gr3" draw:text-style-name="P3" draw:layer="layout" draw:type="curve" svg:x1="24.114cm" svg:y1="49.26cm" svg:x2="15.732cm" svg:y2="49.26cm" draw:start-shape="id43" draw:start-glue-point="6" draw:end-shape="id41" draw:end-glue-point="10" svg:d="M24114 49260h-8382" svg:viewBox="0 0 8383 1">
          <text:p/>
        </draw:connector>
        <draw:custom-shape draw:style-name="gr5" draw:text-style-name="P4" xml:id="id41" draw:id="id41" draw:layer="layout" svg:width="0.508cm" svg:height="0.508cm" svg:x="15.224cm" svg:y="49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49.26cm" svg:x2="6.588cm" svg:y2="49.26cm" draw:start-shape="id44" draw:start-glue-point="3" svg:d="M8874 49260h-2286" svg:viewBox="0 0 2287 1">
          <text:p/>
        </draw:connector>
        <draw:connector draw:style-name="gr3" draw:text-style-name="P3" draw:layer="layout" draw:type="curve" svg:x1="15.224cm" svg:y1="49.26cm" svg:x2="13.7cm" svg:y2="49.26cm" draw:end-shape="id44" draw:end-glue-point="1" svg:d="M15224 49260h-1524" svg:viewBox="0 0 1525 1">
          <text:p/>
        </draw:connector>
        <draw:frame draw:style-name="gr1" draw:text-style-name="P2" xml:id="id45" draw:id="id45" draw:layer="layout" svg:width="4.826cm" svg:height="1.524cm" svg:x="8.62cm" svg:y="6.334cm">
          <draw:text-box>
            <text:p text:style-name="P1">(VAR)</text:p>
          </draw:text-box>
        </draw:frame>
        <draw:connector draw:style-name="gr3" draw:text-style-name="P3" draw:layer="layout" draw:type="curve" svg:x1="6.588cm" svg:y1="5.826cm" svg:x2="8.62cm" svg:y2="7.096cm" draw:start-shape="id1" draw:start-glue-point="10" draw:end-shape="id45" draw:end-glue-point="3" svg:d="M6588 5826c1525 0 510 1270 2032 1270" svg:viewBox="0 0 2033 1271">
          <text:p/>
        </draw:connector>
        <draw:connector draw:style-name="gr3" draw:text-style-name="P3" draw:layer="layout" draw:type="curve" svg:x1="13.446cm" svg:y1="7.096cm" svg:x2="14.97cm" svg:y2="5.826cm" draw:start-shape="id45" draw:start-glue-point="1" draw:end-shape="id3" draw:end-glue-point="6" svg:d="M13446 7096c1143 0 381-1270 1524-1270" svg:viewBox="0 0 1525 1271">
          <text:p/>
        </draw:connector>
        <draw:connector draw:style-name="gr3" draw:text-style-name="P3" draw:layer="layout" draw:type="curve" svg:x1="6.588cm" svg:y1="29.956cm" svg:x2="14.97cm" svg:y2="29.956cm" draw:start-shape="id24" draw:start-glue-point="10" svg:d="M6588 29956h8382" svg:viewBox="0 0 838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23:25:54.886859129</meta:creation-date>
    <dc:date>2016-09-08T07:17:42.870234580</dc:date>
    <meta:editing-duration>PT35M54S</meta:editing-duration>
    <meta:editing-cycles>14</meta:editing-cycles>
    <meta:generator>LibreOffice/5.1.4.2$Linux_X86_64 LibreOffice_project/10m0$Build-2</meta:generator>
    <meta:document-statistic meta:object-count="110"/>
  </office:meta>
</office:document-meta>
</file>